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Calibri2" svg:font-family="Calibri" style:font-adornments="Italique" style:font-family-generic="swiss" style:font-pitch="variable"/>
    <style:font-face style:name="Calibri1" svg:font-family="Calibri"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margin-left="1.249cm" fo:margin-right="0cm" fo:text-indent="-1.249cm" style:auto-text-indent="false"/>
    </style:style>
    <style:style style:name="P3" style:family="paragraph" style:parent-style-name="Standard">
      <style:paragraph-properties fo:margin-left="1.249cm" fo:margin-right="0cm" fo:text-align="center" style:justify-single-word="false" fo:text-indent="-1.249cm" style:auto-text-indent="false"/>
    </style:style>
    <style:style style:name="P4" style:family="paragraph" style:parent-style-name="Standard">
      <style:paragraph-properties fo:margin-left="1.249cm" fo:margin-right="0cm" fo:text-align="end" style:justify-single-word="false" fo:text-indent="-1.249cm" style:auto-text-indent="false"/>
    </style:style>
    <style:style style:name="P5" style:family="paragraph" style:parent-style-name="Standard">
      <style:paragraph-properties fo:margin-left="1.249cm" fo:margin-right="0cm" fo:text-align="center" style:justify-single-word="false" fo:text-indent="-1.249cm" style:auto-text-indent="false"/>
      <style:text-properties fo:font-size="18pt" style:font-size-asian="18pt" style:font-size-complex="18pt"/>
    </style:style>
    <style:style style:name="P6" style:family="paragraph" style:parent-style-name="Heading">
      <style:text-properties fo:font-size="18pt" style:font-size-asian="18pt" style:font-size-complex="18pt"/>
    </style:style>
    <style:style style:name="P7" style:family="paragraph" style:parent-style-name="Contents_20_4">
      <style:paragraph-properties>
        <style:tab-stops>
          <style:tab-stop style:position="16.002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Contents_20_2">
      <style:paragraph-properties>
        <style:tab-stops>
          <style:tab-stop style:position="16.002cm" style:type="right" style:leader-style="dotted" style:leader-text="."/>
        </style:tab-stops>
      </style:paragraph-properties>
    </style:style>
    <style:style style:name="P10" style:family="paragraph" style:parent-style-name="Standard" style:master-page-name="Standard">
      <style:paragraph-properties style:page-number="auto"/>
    </style:style>
    <style:style style:name="P11" style:family="paragraph" style:parent-style-name="Text_20_body">
      <style:text-properties fo:color="#ff66ff"/>
    </style:style>
    <style:style style:name="P12" style:family="paragraph" style:parent-style-name="Text_20_body">
      <style:paragraph-properties fo:line-height="100%"/>
      <style:text-properties fo:color="#ff66ff"/>
    </style:style>
    <style:style style:name="T1" style:family="text">
      <style:text-properties fo:color="#ff66ff"/>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table-of-content text:style-name="Sect1" text:protected="true" text:name="Table des matières1">
        <text:table-of-content-source text:outline-level="10">
          <text:index-title-template text:style-name="Contents_20_1">Table des matières</text:index-title-template>
          <text:table-of-content-entry-template text:outline-level="1" text:style-name="Contents_20_2">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1">Table des matières</text:p>
          </text:index-title>
          <text:p text:style-name="P9">I.Introduction<text:tab/>4</text:p>
          <text:p text:style-name="P9">II.Participer à la gestion d'un projet d'application ou de site web (A1)<text:tab/>6</text:p>
          <text:p text:style-name="P7">1.Participer à une réunion en identifiant la typologie du demandeur (C1)<text:tab/>6</text:p>
          <text:p text:style-name="P7">2.Conseiller le Maître d'Ouvrage pour la réalisation du cahier des charges (C2)<text:tab/>6</text:p>
          <text:p text:style-name="P7">3.Participer à l'élaboration d'une planification réaliste (C3)<text:tab/>6</text:p>
          <text:p text:style-name="P7">4.Concevoir une ou plusieurs maquettes "wireframe" (C4)<text:tab/>6</text:p>
          <text:p text:style-name="P7">5.Mettre en œuvre un environnement de développement collaboratif. (C5)<text:tab/>7</text:p>
          <text:p text:style-name="P7">6.Comprendre le cycle de développement et les méthodes de gestion de projet (C6)<text:tab/>7</text:p>
          <text:p text:style-name="P7">7.Rédiger des compte-rendu d'activité pour le suivi des projets (C7)<text:tab/>7</text:p>
          <text:p text:style-name="P9">III.Concevoir et modéliser une application ou un site web (A2)<text:tab/>7</text:p>
          <text:p text:style-name="P7">1. Rédiger les spécifications techniques de besoin (STB) (C8)<text:tab/>7</text:p>
          <text:p text:style-name="P7">2.Modéliser l'application logicielle et ses données avec UML (C9)<text:tab/>8</text:p>
          <text:p text:style-name="P7">3.Concevoir l'architecture des bases de données(C10)<text:tab/>8</text:p>
          <text:p text:style-name="P7">4.Déterminer l’architecture logicielle de l’application ou du site web (C11)<text:tab/>8</text:p>
          <text:p text:style-name="P9">IV.Développer la partie front-end d'une application ou d'un site web (A3/C12)<text:tab/>8</text:p>
          <text:p text:style-name="P7">1.Structurer et intégrer une interface utilisateur responsive (C12.1)<text:tab/>8</text:p>
          <text:p text:style-name="P7">2.Structurer et intégrer une interface utilisateur mobile first ou desktop hybride (C12.2)<text:tab/>8</text:p>
          <text:p text:style-name="P7">3.Sélectionner et mettre en œuvre des langages et frameworks front-end (C12.4/C12.5)<text:tab/>8</text:p>
          <text:p text:style-name="P7">4.Développer des composants front-end graphiques et/ou fonctionnels (C12.6)<text:tab/>9</text:p>
          <text:p text:style-name="P7">5.Appliquer les bonnes pratiques d'UX, de sécurité informatique et d'éco-conception (C12.7)<text:tab/>9</text:p>
          <text:p text:style-name="P7">6.Appliquer les recommandations de sécurité pour le développement front-end afin de s’inscrire dans une démarche de « sécurité en profondeur » (C12.8) <text:tab/>9</text:p>
          <text:p text:style-name="P7">7.Appliquer les bonnes pratiques d’éco-conception afin de minimiser l’impact écologique de la partie front-end de l’application (C12.9) <text:tab/>9</text:p>
          <text:p text:style-name="P9">V.Développer la partie back-end d'une application ou d'un site web (A4)<text:tab/>9</text:p>
          <text:p text:style-name="P7">1.Mettre en œuvre et administrer des bases de données <text:tab/>9</text:p>
          <text:p text:style-name="P7">2.Développer la couche de persistance des données <text:tab/>9</text:p>
          <text:p text:style-name="P7">3.Sélectionner et mettre en œuvre des langages et frameworks back-end <text:tab/>9</text:p>
          <text:p text:style-name="P7"><text:soft-page-break/>4.Développer des composants back-end fonctionnels (C16.3) <text:tab/>9</text:p>
          <text:p text:style-name="P7">5.Appliquer les bonnes pratiques de sécurité informatique et d'éco-conception (C16.4/C16.5)<text:tab/>9</text:p>
          <text:p text:style-name="P7">6.Consommer une API de manière sécurisée(C17)<text:tab/>10</text:p>
          <text:p text:style-name="P7">7.Développer une API pour l'intégration de services tiers(C18)<text:tab/>10</text:p>
          <text:p text:style-name="P7">8.Tester la partie back-end de l'application<text:tab/>10</text:p>
          <text:p text:style-name="P9">VI.Gestion sécurisée et continue de l'application en production <text:s/>(A5)<text:tab/>10</text:p>
          <text:p text:style-name="P7">1.Gestion de l'hébergement et de l'infrastructure (C22) <text:tab/>10</text:p>
          <text:p text:style-name="P7">2.Sécurité et supervision de l'application (C23) <text:tab/>10</text:p>
          <text:p text:style-name="P7">3.Documentation technique et transfert de compétences (C24) <text:tab/>11</text:p>
          <text:p text:style-name="P9">VII.Solutions techniques adaptées : Conformité, accessibilité, marketing, e-commerce et performances. (A6)<text:tab/>11</text:p>
          <text:p text:style-name="P7">1.Conformité réglementaire et protection des données :<text:tab/>11</text:p>
          <text:p text:style-name="P7">2.Accessibilité numérique :<text:tab/>11</text:p>
          <text:p text:style-name="P7">3.Mesure des performances marketing :<text:tab/>11</text:p>
          <text:p text:style-name="P7">4.Optimisation du référencement naturel (SEO) :<text:tab/>11</text:p>
          <text:p text:style-name="P7">5.Monétisation de l'application :<text:tab/>12</text:p>
          <text:p text:style-name="P9">VIII.Conclusion<text:tab/>12</text:p>
        </text:index-body>
      </text:table-of-content>
      <text:list xml:id="list4082725536557582268" text:style-name="Outline">
        <text:list-header>
          <text:p text:style-name="Heading_20_1"/>
        </text:list-header>
        <text:list-item>
          <text:p text:style-name="P8">Introduction</text:p>
        </text:list-item>
        <text:list-item>
          <text:p text:style-name="Heading_20_1">Participer à la gestion d'un projet d'application ou de site web (A1)</text:p>
          <text:list>
            <text:list-item>
              <text:list>
                <text:list-item>
                  <text:list>
                    <text:list-item>
                      <text:h text:style-name="Heading_20_4" text:outline-level="4">Participer à une réunion en identifiant la typologie du demandeur (C1)</text:h>
                    </text:list-item>
                  </text:list>
                </text:list-item>
              </text:list>
            </text:list-item>
          </text:list>
        </text:list-item>
      </text:list>
      <text:p text:style-name="P11">Le/la développeur.euse Full Stack participe aux réunions de projets en lien avec les clients et participe à l’élaboration d’une réponse adaptée aux besoins exprimés. Il/elle conseille le maître d’ouvrage en s’appuyant sur ses compétences techniques pour la réalisation de cahiers des charges. Il/elle participe à la planification des projets et met en œuvre aussi bien les méthodes de gestion de projet que les outils collaboratifs de l’environnement technique de développement au sein de son équipe. Il/elle veille enfin à permettre un suivi et une traçabilité des projets en rédigeant régulièrement des compte-rendu d’activité à destination des équipes projet. </text:p>
      <text:list xml:id="list34755563" text:continue-numbering="true" text:style-name="Outline">
        <text:list-item>
          <text:list>
            <text:list-item>
              <text:list>
                <text:list-item>
                  <text:list>
                    <text:list-item>
                      <text:h text:style-name="Heading_20_4" text:outline-level="4">Conseiller le Maître d'Ouvrage pour la réalisation du cahier des charges (C2)</text:h>
                    </text:list-item>
                    <text:list-item>
                      <text:h text:style-name="Heading_20_4" text:outline-level="4">Participer à l'élaboration d'une planification réaliste (C3)</text:h>
                    </text:list-item>
                    <text:list-item>
                      <text:h text:style-name="Heading_20_4" text:outline-level="4">Concevoir une ou plusieurs maquettes "wireframe" (C4)</text:h>
                    </text:list-item>
                  </text:list>
                </text:list-item>
              </text:list>
            </text:list-item>
          </text:list>
        </text:list-item>
      </text:list>
      <text:p text:style-name="Text_20_body"/>
      <text:list xml:id="list34758522" text:continue-numbering="true" text:style-name="Outline">
        <text:list-item>
          <text:list>
            <text:list-item>
              <text:list>
                <text:list-item>
                  <text:list>
                    <text:list-item>
                      <text:h text:style-name="Heading_20_4" text:outline-level="4">Mettre en œuvre un environnement de développement collaboratif. (C5)</text:h>
                    </text:list-item>
                  </text:list>
                </text:list-item>
              </text:list>
            </text:list-item>
          </text:list>
        </text:list-item>
      </text:list>
      <text:p text:style-name="P11">C5.1 - Mettre en oeuvre et maîtriser l’utilisation d’un système de gestion de code source distribué (SCM) permettant de conserver l’historique des développements, d’organiser la collaboration des développeurs et d’appliquer un workflow standard pour la revue de code et le suivi des bugs. </text:p>
      <text:p text:style-name="P11">C5.2 - Mettre en oeuvre un environnement de développement local ou distribué reproductible reposant sur l’utilisation de la virtualisation système ou de la virtualisation applicative </text:p>
      <text:p text:style-name="P11">C5.3 Utiliser un environnement de développement intégré (IDE) adapté aux technologies sur lesquelles repose l’application et tirer partie de ses fonctionnalités </text:p>
      <text:p text:style-name="P11">C5.4 - Sélectionner et mettre en oeuvre les outils et méthodes Agile de développement afin de collaborer efficacement avec les acteurs du projet d’application </text:p>
      <text:list xml:id="list34767640" text:continue-numbering="true" text:style-name="Outline">
        <text:list-item>
          <text:list>
            <text:list-item>
              <text:list>
                <text:list-item>
                  <text:list>
                    <text:list-item>
                      <text:h text:style-name="Heading_20_4" text:outline-level="4"><text:soft-page-break/>Comprendre le cycle de développement et les méthodes de gestion de projet (C6)</text:h>
                    </text:list-item>
                    <text:list-item>
                      <text:h text:style-name="Heading_20_4" text:outline-level="4">Rédiger des compte-rendu d'activité pour le suivi des projets (C7)</text:h>
                    </text:list-item>
                  </text:list>
                </text:list-item>
              </text:list>
            </text:list-item>
          </text:list>
        </text:list-item>
        <text:list-item>
          <text:p text:style-name="Heading_20_1">Concevoir et modéliser une application ou un site web (A2)</text:p>
          <text:list>
            <text:list-item>
              <text:list>
                <text:list-item>
                  <text:list>
                    <text:list-item>
                      <text:h text:style-name="Heading_20_4" text:outline-level="4"><text:s/>Rédiger les spécifications techniques de besoin (STB) (C8)</text:h>
                    </text:list-item>
                  </text:list>
                </text:list-item>
              </text:list>
            </text:list-item>
          </text:list>
        </text:list-item>
      </text:list>
      <text:p text:style-name="P11">Le/la développeur.euse Full Stack constitue les dossiers de conception en traduisant les besoins client exprimés dans un cahier des charges sous forme de spécifications techniques de besoin (STB). Il/elle modélise les cas d’utilisation, les classes d’analyse et de conception, les schémas entité-association et les schémas de données selon des normes standards. Il/elle est enfin amené.e à décrire les architectures logicielles choisies en vue du développement d’ applications ou de sites web. </text:p>
      <text:list xml:id="list34754763" text:continue-numbering="true" text:style-name="Outline">
        <text:list-item>
          <text:list>
            <text:list-item>
              <text:list>
                <text:list-item>
                  <text:list>
                    <text:list-item>
                      <text:h text:style-name="Heading_20_4" text:outline-level="4">Modéliser l'application logicielle et ses données avec UML (C9)</text:h>
                    </text:list-item>
                  </text:list>
                </text:list-item>
              </text:list>
            </text:list-item>
          </text:list>
        </text:list-item>
      </text:list>
      <text:p text:style-name="P11">C9.1 - Utiliser le formalisme du langage de modélisation unifié UML et de UP afin de traduire les besoins de l’application </text:p>
      <text:p text:style-name="P11">C9.2 - Constituer le dossier de modélisation comprenant les diagrammes, les cas d’utilisation, les classes d’analyse et décrivant l’architecture logicielle n-tiers de l’application </text:p>
      <text:p text:style-name="P11">C9.3 - Utiliser des patrons de conceptions afin d’appliquer des solutions logicielles standards</text:p>
      <text:list xml:id="list34757566" text:continue-numbering="true" text:style-name="Outline">
        <text:list-item>
          <text:list>
            <text:list-item>
              <text:list>
                <text:list-item>
                  <text:list>
                    <text:list-item>
                      <text:h text:style-name="Heading_20_4" text:outline-level="4">Concevoir l'architecture des bases de données(C10)</text:h>
                    </text:list-item>
                  </text:list>
                </text:list-item>
              </text:list>
            </text:list-item>
          </text:list>
        </text:list-item>
      </text:list>
      <text:p text:style-name="P11">C10.1 - Recenser les informations / données du domaine </text:p>
      <text:p text:style-name="P11">C10.2 - Établir le schéma entité-association des données et définir le schéma de la base de données afin de permettre l’élaboration d’une base de données normalisée</text:p>
      <text:p text:style-name="P11"><text:s/>C10.3 - Dans le cas d’une base de données existante, déduire le schéma entité-association des données de la base à faire évoluer</text:p>
      <text:list xml:id="list34751918" text:continue-numbering="true" text:style-name="Outline">
        <text:list-item>
          <text:list>
            <text:list-item>
              <text:list>
                <text:list-item>
                  <text:list>
                    <text:list-item>
                      <text:h text:style-name="Heading_20_4" text:outline-level="4">Déterminer l’architecture logicielle de l’application ou du site web (C11)</text:h>
                    </text:list-item>
                  </text:list>
                </text:list-item>
              </text:list>
            </text:list-item>
          </text:list>
        </text:list-item>
        <text:list-item>
          <text:p text:style-name="Heading_20_1">Développer la partie front-end d'une application ou d'un site web (A3/C12)</text:p>
        </text:list-item>
      </text:list>
      <text:p text:style-name="Text_20_body"/>
      <text:list xml:id="list34763444" text:continue-numbering="true" text:style-name="Outline">
        <text:list-item>
          <text:list>
            <text:list-item>
              <text:list>
                <text:list-item>
                  <text:list>
                    <text:list-item>
                      <text:h text:style-name="Heading_20_4" text:outline-level="4">Structurer et intégrer une interface utilisateur responsive (C12.1)</text:h>
                    </text:list-item>
                    <text:list-item>
                      <text:h text:style-name="Heading_20_4" text:outline-level="4">Structurer et intégrer une interface utilisateur mobile first ou desktop hybride (C12.2)</text:h>
                    </text:list-item>
                    <text:list-item>
                      <text:h text:style-name="Heading_20_4" text:outline-level="4">Sélectionner et mettre en œuvre des langages et frameworks front-end (C12.4/C12.5)</text:h>
                    </text:list-item>
                  </text:list>
                </text:list-item>
              </text:list>
            </text:list-item>
          </text:list>
        </text:list-item>
      </text:list>
      <text:p text:style-name="Text_20_body"/>
      <text:list xml:id="list34752915" text:continue-numbering="true" text:style-name="Outline">
        <text:list-item>
          <text:list>
            <text:list-item>
              <text:list>
                <text:list-item>
                  <text:list>
                    <text:list-item>
                      <text:h text:style-name="Heading_20_4" text:outline-level="4"><text:soft-page-break/>Développer des composants front-end graphiques et/ou fonctionnels (C12.6)</text:h>
                    </text:list-item>
                    <text:list-item>
                      <text:h text:style-name="Heading_20_4" text:outline-level="4">Appliquer les bonnes pratiques d'UX, de sécurité informatique et d'éco-conception (C12.7)</text:h>
                    </text:list-item>
                    <text:list-item>
                      <text:h text:style-name="Heading_20_4" text:outline-level="4">Appliquer les recommandations de sécurité pour le développement front-end afin de s’inscrire dans une démarche de « sécurité en profondeur » (C12.8) </text:h>
                    </text:list-item>
                    <text:list-item>
                      <text:h text:style-name="Heading_20_4" text:outline-level="4">Appliquer les bonnes pratiques d’éco-conception afin de minimiser l’impact écologique de la partie front-end de l’application (C12.9) </text:h>
                    </text:list-item>
                  </text:list>
                </text:list-item>
              </text:list>
            </text:list-item>
          </text:list>
        </text:list-item>
        <text:list-item>
          <text:p text:style-name="Heading_20_1">Développer la partie back-end d'une application ou d'un site web (A4)</text:p>
          <text:list>
            <text:list-item>
              <text:list>
                <text:list-item>
                  <text:list>
                    <text:list-item>
                      <text:h text:style-name="Heading_20_4" text:outline-level="4">Mettre en œuvre et administrer des bases de données </text:h>
                    </text:list-item>
                  </text:list>
                </text:list-item>
              </text:list>
            </text:list-item>
          </text:list>
        </text:list-item>
      </text:list>
      <text:p text:style-name="P11">(C15.1) Mettre en œuvre et administrer des bases de données relationnelles de manière sécurisée </text:p>
      <text:p text:style-name="Text_20_body"><text:span text:style-name="T1">(C15.3) Mettre en œuvre et administrer des bases de données NoSQL de manière sécurisée</text:span> </text:p>
      <text:p text:style-name="Text_20_body"/>
      <text:list xml:id="list34770901" text:continue-numbering="true" text:style-name="Outline">
        <text:list-item>
          <text:list>
            <text:list-item>
              <text:list>
                <text:list-item>
                  <text:list>
                    <text:list-item>
                      <text:h text:style-name="Heading_20_4" text:outline-level="4">Développer la couche de persistance des données </text:h>
                    </text:list-item>
                  </text:list>
                </text:list-item>
              </text:list>
            </text:list-item>
          </text:list>
        </text:list-item>
      </text:list>
      <text:p text:style-name="P11">(C15.2) Exploiter et interroger des bases de données relationnelles depuis le back-end de l’application </text:p>
      <text:p text:style-name="P11">(C15.4) Exploiter et interroger des bases de données NoSQL </text:p>
      <text:p text:style-name="P11">(C15.5) Faire évoluer les bases de données </text:p>
      <text:p text:style-name="Text_20_body"/>
      <text:list xml:id="list34762359" text:continue-numbering="true" text:style-name="Outline">
        <text:list-item>
          <text:list>
            <text:list-item>
              <text:list>
                <text:list-item>
                  <text:list>
                    <text:list-item>
                      <text:h text:style-name="Heading_20_4" text:outline-level="4">Sélectionner et mettre en œuvre des langages et frameworks back-end </text:h>
                    </text:list-item>
                  </text:list>
                </text:list-item>
              </text:list>
            </text:list-item>
          </text:list>
        </text:list-item>
      </text:list>
      <text:p text:style-name="P11">(C16.1) Sélectionner et mettre en œuvre un ou plusieurs langages de programmation back-end adaptés aux exigences et contraintes de l’application ou du site web </text:p>
      <text:p text:style-name="P11"><text:s/>(C16.2) Sélectionner et mettre en œuvre un framework de développement back-end adapté aux exigences et contraintes de l’application ou du site web</text:p>
      <text:p text:style-name="Text_20_body"/>
      <text:list xml:id="list34752683" text:continue-numbering="true" text:style-name="Outline">
        <text:list-item>
          <text:list>
            <text:list-item>
              <text:list>
                <text:list-item>
                  <text:list>
                    <text:list-item>
                      <text:h text:style-name="Heading_20_4" text:outline-level="4">Développer des composants back-end fonctionnels (C16.3) </text:h>
                    </text:list-item>
                    <text:list-item>
                      <text:h text:style-name="Heading_20_4" text:outline-level="4">Appliquer les bonnes pratiques de sécurité informatique et d'éco-conception (C16.4/C16.5)</text:h>
                    </text:list-item>
                  </text:list>
                </text:list-item>
              </text:list>
            </text:list-item>
          </text:list>
        </text:list-item>
      </text:list>
      <text:p text:style-name="Text_20_body"/>
      <text:list xml:id="list34765108" text:continue-numbering="true" text:style-name="Outline">
        <text:list-item>
          <text:list>
            <text:list-item>
              <text:list>
                <text:list-item>
                  <text:list>
                    <text:list-item>
                      <text:h text:style-name="Heading_20_4" text:outline-level="4"><text:soft-page-break/>Consommer une API de manière sécurisée(C17)</text:h>
                    </text:list-item>
                    <text:list-item>
                      <text:h text:style-name="Heading_20_4" text:outline-level="4">Développer une API pour l'intégration de services tiers(C18)</text:h>
                    </text:list-item>
                  </text:list>
                </text:list-item>
              </text:list>
            </text:list-item>
          </text:list>
        </text:list-item>
      </text:list>
      <text:p text:style-name="P11">(C18.1) Sélectionner un format d’API adapté aux caractéristiques de l’application et à son environnement (consommateurs d’API) </text:p>
      <text:p text:style-name="P11">(C18.2) Sélectionner et mettre en œuvre un format d’échange de données adapté aux caractéristiques de l’application et à son environnement (consommateurs d’API) </text:p>
      <text:p text:style-name="P11"><text:s/>(C18.3) Sécuriser l’accès à l’API en implémentant des mécanismes d’identification et d’authentification robustes</text:p>
      <text:p text:style-name="P11"><text:s/>(C18.4) Documenter et publier une API</text:p>
      <text:list xml:id="list34768350" text:continue-numbering="true" text:style-name="Outline">
        <text:list-item>
          <text:list>
            <text:list-item>
              <text:list>
                <text:list-item>
                  <text:list>
                    <text:list-item>
                      <text:h text:style-name="Heading_20_4" text:outline-level="4">Tester la partie back-end de l'application</text:h>
                    </text:list-item>
                  </text:list>
                </text:list-item>
              </text:list>
            </text:list-item>
          </text:list>
        </text:list-item>
      </text:list>
      <text:p text:style-name="P11">(C19.1) Élaborer un plan de tests logiciels exhaustif pour le back-end </text:p>
      <text:p text:style-name="P11">(C19.2) Réaliser des tests unitaires sur les composants du back-end </text:p>
      <text:list xml:id="list34779645" text:continue-numbering="true" text:style-name="Outline">
        <text:list-item>
          <text:p text:style-name="Heading_20_1">Gestion sécurisée et continue de l'application en production <text:s/>(A5)</text:p>
          <text:list>
            <text:list-item>
              <text:list>
                <text:list-item>
                  <text:list>
                    <text:list-item>
                      <text:h text:style-name="Heading_20_4" text:outline-level="4">Gestion de l'hébergement et de l'infrastructure (C22) </text:h>
                    </text:list-item>
                  </text:list>
                </text:list-item>
              </text:list>
            </text:list-item>
          </text:list>
        </text:list-item>
      </text:list>
      <text:p text:style-name="P11">(C22.1) Identifier les différents types de plateformes d'hébergement et sélectionner une plateforme adaptée aux exigences techniques et de coûts <text:s/></text:p>
      <text:p text:style-name="P11">(C22.2) Définir l'architecture et administrer les services d'hébergement en respectant les bonnes pratiques de sécurité <text:s/></text:p>
      <text:p text:style-name="P11">(C22.3) Mettre en œuvre et exploiter un système d'orchestration de conteneurs <text:s/></text:p>
      <text:p text:style-name="P11">(C22.4) Mettre en œuvre un environnement de qualification externe </text:p>
      <text:p text:style-name="P11">(C22.5)Élaborer un diagramme de déploiement et mettre en œuvre un système de déploiement automatisé en utilisant les bonnes pratiques DevOps <text:s/></text:p>
      <text:p text:style-name="P11">(C22.6) Automatiser l'implémentation des architectures à l'aide d'un gestionnaire de configuration ou d'un système d'« Infrastructure as Code » <text:s/></text:p>
      <text:p text:style-name="P11">(C22.7) Gérer les noms de domaine, administrer les serveurs de noms de domaine et mettre en œuvre des certificats de sécurité </text:p>
      <text:list xml:id="list34762875" text:continue-numbering="true" text:style-name="Outline">
        <text:list-item>
          <text:list>
            <text:list-item>
              <text:list>
                <text:list-item>
                  <text:list>
                    <text:list-item>
                      <text:h text:style-name="Heading_20_4" text:outline-level="4">Sécurité et supervision de l'application (C23) </text:h>
                    </text:list-item>
                  </text:list>
                </text:list-item>
              </text:list>
            </text:list-item>
          </text:list>
        </text:list-item>
      </text:list>
      <text:p text:style-name="P11">(C23.9) <text:s/>Mettre en œuvre un système de supervision de l'application et des services d'hébergement, définir des sondes et des alertes </text:p>
      <text:p text:style-name="P11">(C23.10) Détecter, diagnostiquer et analyser l'origine des bugs et problèmes techniques rencontrés <text:s/>(C23.11) Préparer et déployer des mesures correctives pour les erreurs ou les failles de sécurité identifiées </text:p>
      <text:p text:style-name="P11"><text:soft-page-break/>(C23.3) <text:s/>Mettre en œuvre des systèmes de sauvegarde et de redondance de l'infrastructure d'hébergement </text:p>
      <text:p text:style-name="P11">(C23.4, C23.5, C23.6, C23.7, C23.8) Identifier les métriques et indicateurs de performance, réaliser un audit de performance et préparer des mesures correctives </text:p>
      <text:list xml:id="list34767074" text:continue-numbering="true" text:style-name="Outline">
        <text:list-item>
          <text:list>
            <text:list-item>
              <text:list>
                <text:list-item>
                  <text:list>
                    <text:list-item>
                      <text:h text:style-name="Heading_20_4" text:outline-level="4">Documentation technique et transfert de compétences (C24) </text:h>
                    </text:list-item>
                  </text:list>
                </text:list-item>
              </text:list>
            </text:list-item>
          </text:list>
        </text:list-item>
      </text:list>
      <text:p text:style-name="Text_20_body"><text:span text:style-name="T1">(C24.1) Commenter le code source selon les standards et bonnes pratiques pour permettre la génération automatique de documentation <text:line-break/>(C24.2) <text:s/>Mettre en œuvre la génération automatique de documentation du code source dans un processus d'intégration continue <text:line-break/>(C24.3) Rédiger la documentation technique d'un projet pour effectuer un transfert de compétences <text:line-break/>(C24.4) Rédiger la documentation d'une API pour faciliter sa consommation par des tiers</text:span> </text:p>
      <text:p text:style-name="Text_20_body"/>
      <text:list xml:id="list34762425" text:continue-numbering="true" text:style-name="Outline">
        <text:list-item>
          <text:p text:style-name="Heading_20_1">Solutions techniques adaptées : Conformité, accessibilité, marketing, e-commerce et performances. (A6)</text:p>
          <text:list>
            <text:list-item>
              <text:list>
                <text:list-item>
                  <text:list>
                    <text:list-item>
                      <text:h text:style-name="Heading_20_4" text:outline-level="4">Conformité réglementaire et protection des données :</text:h>
                    </text:list-item>
                  </text:list>
                </text:list-item>
              </text:list>
            </text:list-item>
          </text:list>
        </text:list-item>
      </text:list>
      <text:p text:style-name="P11">C25.1 Identifier les données et traitements soumis aux lois et réglementations (CNIL, RGPD, etc.).</text:p>
      <text:p text:style-name="P11">C25.2 Assurer la conformité aux lois et réglementations pour le traitement et le stockage des données.</text:p>
      <text:p text:style-name="Text_20_body"><text:span text:style-name="T1">C25.3 Respecter les lois de propriété intellectuelle liées aux composants logiciels et codes sources.</text:span></text:p>
      <text:list xml:id="list34766845" text:continue-numbering="true" text:style-name="Outline">
        <text:list-item>
          <text:list>
            <text:list-item>
              <text:list>
                <text:list-item>
                  <text:list>
                    <text:list-item>
                      <text:h text:style-name="Heading_20_4" text:outline-level="4">Accessibilité numérique :</text:h>
                    </text:list-item>
                  </text:list>
                </text:list-item>
              </text:list>
            </text:list-item>
          </text:list>
        </text:list-item>
      </text:list>
      <text:p text:style-name="P11">C26.1 Identifier les éléments de présentation et de traitement soumis aux obligations d'accessibilité.</text:p>
      <text:p text:style-name="P11">C26.2 Garantir l'accessibilité numérique selon les normes (RGAA - Référentiel général d'amélioration de l'accessibilité).</text:p>
      <text:list xml:id="list34755592" text:continue-numbering="true" text:style-name="Outline">
        <text:list-item>
          <text:list>
            <text:list-item>
              <text:list>
                <text:list-item>
                  <text:list>
                    <text:list-item>
                      <text:h text:style-name="Heading_20_4" text:outline-level="4">Mesure des performances marketing :</text:h>
                    </text:list-item>
                  </text:list>
                </text:list-item>
              </text:list>
            </text:list-item>
          </text:list>
        </text:list-item>
      </text:list>
      <text:p text:style-name="P11">C27.1 Identifier les outils et techniques de mesure des performances marketing adaptés au contexte.</text:p>
      <text:p text:style-name="P11">C27.2 Implémenter les outils et techniques de mesure des performances marketing (analytiques).</text:p>
      <text:list xml:id="list34781141" text:continue-numbering="true" text:style-name="Outline">
        <text:list-item>
          <text:list>
            <text:list-item>
              <text:list>
                <text:list-item>
                  <text:list>
                    <text:list-item>
                      <text:h text:style-name="Heading_20_4" text:outline-level="4">Optimisation du référencement naturel (SEO) :</text:h>
                    </text:list-item>
                  </text:list>
                </text:list-item>
              </text:list>
            </text:list-item>
          </text:list>
        </text:list-item>
      </text:list>
      <text:p text:style-name="P11">C28.1 Identifier les critères techniques impactant le référencement naturel.</text:p>
      <text:p text:style-name="P11">C28.2 Analyser les performances SEO avec des outils spécialisés.</text:p>
      <text:p text:style-name="P11">C28.3 Améliorer le référencement naturel avec des techniques appropriées.</text:p>
      <text:p text:style-name="P11">C28.4 Optimiser la présence sur les réseaux sociaux (SMO).</text:p>
      <text:p text:style-name="P11">C28.5 Planifier la migration SEO lors des évolutions de l'application.</text:p>
      <text:list xml:id="list34752093" text:continue-numbering="true" text:style-name="Outline">
        <text:list-item>
          <text:list>
            <text:list-item>
              <text:list>
                <text:list-item>
                  <text:list>
                    <text:list-item>
                      <text:h text:style-name="Heading_20_4" text:outline-level="4"><text:soft-page-break/>Monétisation de l'application :</text:h>
                    </text:list-item>
                  </text:list>
                </text:list-item>
              </text:list>
            </text:list-item>
          </text:list>
        </text:list-item>
      </text:list>
      <text:p text:style-name="P11">C29.1 Identifier les fournisseurs et solutions de paiement en ligne adaptés.</text:p>
      <text:p text:style-name="P11">C29.2 Implémenter une solution de paiement en ligne sécurisée.</text:p>
      <text:p text:style-name="P11">C29.3 Identifier les fournisseurs et solutions de monétisation (publicité) adaptés.</text:p>
      <text:p text:style-name="P11">C29.4 Implémenter une solution de monétisation (publicité et marketing d'affiliation) adaptée.</text:p>
      <text:p text:style-name="Text_20_body"/>
      <text:list xml:id="list34775014" text:continue-numbering="true" text:style-name="Outline">
        <text:list-item>
          <text:p text:style-name="Heading_20_1">Conclus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Calibri2" svg:font-family="Calibri" style:font-adornments="Italique" style:font-family-generic="swiss" style:font-pitch="variable"/>
    <style:font-face style:name="Calibri1" svg:font-family="Calibri"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fr" fo:country="F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Calibri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list-style-name="Outline" style:class="text" style:master-page-name="">
      <style:paragraph-properties fo:margin-top="0.423cm" fo:margin-bottom="0cm" fo:text-align="center" style:justify-single-word="false" fo:keep-together="always" style:page-number="auto" fo:keep-with-next="always"/>
      <style:text-properties fo:text-transform="uppercase" fo:color="#ff6600" style:font-name="Calibri Light" fo:font-size="16pt" style:font-size-asian="16pt" style:font-size-complex="16pt"/>
    </style:style>
    <style:style style:name="Heading_20_2" style:display-name="Heading 2" style:family="paragraph" style:parent-style-name="Standard" style:next-style-name="Text_20_body" style:default-outline-level="1" style:list-style-name="Outline" style:class="text">
      <style:paragraph-properties fo:margin-top="0.071cm" fo:margin-bottom="0cm" fo:keep-together="always" fo:keep-with-next="always"/>
      <style:text-properties style:font-name="Calibri Light"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style:font-name="Calibri Light" fo:font-size="12pt" style:font-size-asian="12pt" style:font-size-complex="12pt"/>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fr" style:country-asian="FR" style:font-name-complex="Times New Roman1"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align="center" style:justify-single-word="false" fo:text-indent="0cm" style:auto-text-indent="false" style:page-number="auto">
        <style:tab-stops>
          <style:tab-stop style:position="16.002cm" style:type="right" style:leader-style="dotted" style:leader-text="."/>
        </style:tab-stops>
      </style:paragraph-properties>
      <style:text-properties fo:text-transform="uppercase" fo:color="#ff6600"/>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paragraph-properties fo:text-align="start" style:justify-single-word="false">
        <style:tab-stops/>
      </style:paragraph-properties>
      <style:text-properties fo:color="#ff9900" style:font-name="Calibri2" fo:font-size="85%" fo:font-style="italic" fo:font-weight="normal" style:font-size-asian="85%" style:font-style-asian="italic" style:font-weight-asian="bold" style:font-size-complex="85%" style:font-style-complex="italic" style:font-weight-complex="normal"/>
    </style:style>
    <style:style style:name="Frame_20_contents" style:display-name="Frame contents" style:family="paragraph" style:parent-style-name="Text_20_body" style:class="extra"/>
    <style:style style:name="Default_20_Paragraph_20_Font" style:display-name="Default Paragraph Font" style:family="text"/>
    <style:style style:name="Titre_20_1_20_Car" style:display-name="Titre 1 Car" style:family="text" style:parent-style-name="Default_20_Paragraph_20_Font">
      <style:text-properties fo:color="#e74913" style:font-name="Calibri Light" fo:font-size="16pt" style:font-size-asian="16pt" style:font-size-complex="16pt"/>
    </style:style>
    <style:style style:name="Titre_20_2_20_Car" style:display-name="Titre 2 Car" style:family="text" style:parent-style-name="Default_20_Paragraph_20_Font">
      <style:text-properties style:font-name="Calibri Light" fo:font-size="13pt" style:font-size-asian="13pt" style:font-size-complex="13pt"/>
    </style:style>
    <style:style style:name="Titre_20_3_20_Car" style:display-name="Titre 3 Car" style:family="text" style:parent-style-name="Default_20_Paragraph_20_Font">
      <style:text-properties style:font-name="Calibri Light" fo:font-size="12pt" style:font-size-asian="12pt"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fo:text-align="end">
          <style:list-level-label-alignment text:label-followed-by="space"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e DAGORNE</meta:initial-creator>
    <dc:creator>Mélina Chiriot</dc:creator>
    <meta:editing-cycles>14</meta:editing-cycles>
    <meta:creation-date>2023-06-13T09:32:00</meta:creation-date>
    <dc:date>2023-06-13T14:51:37.44</dc:date>
    <meta:editing-duration>PT3H5M52S</meta:editing-duration>
    <meta:generator>OpenOffice/4.1.3$Win32 OpenOffice.org_project/413m1$Build-9783</meta:generator>
    <meta:document-statistic meta:table-count="0" meta:image-count="0" meta:object-count="0" meta:page-count="8" meta:paragraph-count="139" meta:word-count="1838" meta:character-count="128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